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ffff66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#33ff99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661900"/>
    </style:style>
    <style:style style:name="T26" style:family="text">
      <style:text-properties fo:background-color="#ffcc00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background-color="#ff99cc"/>
    </style:style>
    <style:style style:name="T29" style:family="text">
      <style:text-properties style:use-window-font-color="true" fo:background-color="#9999ff"/>
    </style:style>
    <style:style style:name="T30" style:family="text">
      <style:text-properties fo:background-color="#cc9966"/>
    </style:style>
    <style:style style:name="T31" style:family="text">
      <style:text-properties fo:background-color="#ff9900"/>
    </style:style>
    <style:style style:name="T32" style:family="text">
      <style:text-properties fo:background-color="#ffff66"/>
    </style:style>
    <style:style style:name="T33" style:family="text">
      <style:text-properties fo:background-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5">00 05</text:span>- sensor włączony <text:span text:style-name="T25">01 05</text:span>- sensor wyłączony <text:span text:style-name="T25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10"/>
      <text:p text:style-name="P7">13 02 89 0C 08 30 13 2F 2B 13 02 98 0C 08 13 02 98 0C 08 13 02 98 0C 08 2C 2F 33 38 3E 44 49 4F 50 13 02 89 0D 08 13 02 89 0D 08 4D 48 43 3D 38 32 2D 2C 13 2C 13 2D 13 2D 13 2D 13 2D 13 02 8E</text:p>
      <text:p text:style-name="P7">0E 08 13 2D 13 42 93 0E 08 13 2D 3C 44 45 42 3D 38 32 13 02 BA 0E 08 2D 2C 2F 33 38 3E 44 49 13 02 A6 0F 08 00 00 01 13 02 A8 0F 10 13 3E 44 47 46 13 3B 38 13 33 13 30 13 2E 13 02 97 10 08 13</text:p>
      <text:p text:style-name="P7">02 97 10 08 13 2E 13 2D 13 2D 13 42 A6 10 08 13 2D 37 <text:span text:style-name="T33">13</text:span> <text:span text:style-name="T16">34</text:span> <text:span text:style-name="T16">40</text:span> <text:span text:style-name="T16">4A</text:span> <text:span text:style-name="T16">4E</text:span> <text:span text:style-name="T16">4C</text:span> <text:span text:style-name="T16">48</text:span> <text:span text:style-name="T16">43</text:span> <text:span text:style-name="T16">3D</text:span> <text:span text:style-name="T16">38</text:span> <text:span text:style-name="T16">32</text:span> <text:span text:style-name="T16">2D</text:span> <text:span text:style-name="T16">2C</text:span> <text:span text:style-name="T16">2F</text:span> <text:span text:style-name="T16">33</text:span> <text:span text:style-name="T16">38</text:span> <text:span text:style-name="T16">3E</text:span> <text:span text:style-name="T16">44</text:span> <text:span text:style-name="T16">49</text:span> <text:span text:style-name="T16">4F</text:span> <text:span text:style-name="T16">50</text:span> <text:span text:style-name="T16">4D</text:span> <text:span text:style-name="T16">48</text:span> <text:span text:style-name="T16">43</text:span> <text:span text:style-name="T16">3D</text:span> <text:span text:style-name="T16">38</text:span> <text:span text:style-name="T16">32</text:span> <text:span text:style-name="T33">13</text:span> <text:span text:style-name="T16">2F</text:span> <text:span text:style-name="T15">13 02 83 13 08</text:span> <text:span text:style-name="T33">13</text:span> <text:span text:style-name="T16">2E</text:span> <text:span text:style-name="T33">13</text:span> <text:span text:style-name="T16">2D</text:span> <text:span text:style-name="T33">13</text:span> <text:span text:style-name="T16">2D</text:span> <text:span text:style-name="T33">13</text:span> <text:span text:style-name="T16">2D</text:span> <text:span text:style-name="T33">13</text:span> <text:span text:style-name="T16">2D</text:span> <text:span text:style-name="T15">13 42</text:span></text:p>
      <text:p text:style-name="P7"><text:span text:style-name="T15">9C 13 08</text:span> <text:span text:style-name="T33">13</text:span> <text:span text:style-name="T16">2D</text:span> <text:span text:style-name="T16">3C</text:span> <text:span text:style-name="T26">00 03</text:span> <text:span text:style-name="T18">75 13 02 AF 13 0E</text:span> <text:span text:style-name="T15">13 02 AB 13 08</text:span> <text:span text:style-name="T26">01 03</text:span> <text:span text:style-name="T15">13 02 B0 13 08</text:span> <text:span text:style-name="T23">01</text:span> 00 00 00 00 00 00 00 00 00 00 00 00 00 00 00 00 00 00 00 00 00 00 00 00 00 00 00 00 00 00 00 00 00 00 00 00 00 <text:s text:c="6"/><text:span text:style-name="T18">19:47</text:span><text:span text:style-name="T27"> <text:s text:c="9"/></text:span><text:span text:style-name="T15">19:43</text:span> <text:s text:c="15"/><text:span text:style-name="T15">19:48</text:span></text:p>
      <text:p text:style-name="P7"/>
      <text:p text:style-name="P7">13 02 89 0C 08 30 13 2F 2B 13 02 98 0C 08 13 02 98 0C 08 13 02 98 0C 08 2C 2F 33 38 3E 44 49 4F 50 13 02 89 0D 08 13 02 89 0D 08 4D 48 43 3D 38 32 2D 2C 13 2C 13 2D 13 2D 13 2D 13 2D 13 02 8E</text:p>
      <text:p text:style-name="P7">0E 08 13 2D 13 42 93 0E 08 13 2D 3C 44 45 42 3D 38 32 13 02 BA 0E 08 2D 2C 2F 33 38 3E 44 49 13 02 A6 0F 08 00 00 01 13 02 A8 0F 10 13 3E 44 47 46 13 3B 38 13 33 13 30 13 2E 13 02 97 10 08 13</text:p>
      <text:p text:style-name="P7">02 97 10 08 13 2E 13 2D 13 2D 13 42 A6 10 08 13 2D 37 <text:span text:style-name="T33">13</text:span> <text:span text:style-name="T16">34</text:span> <text:span text:style-name="T16">40</text:span> <text:span text:style-name="T16">4A</text:span> <text:span text:style-name="T16">4E</text:span> <text:span text:style-name="T16">4C</text:span> <text:span text:style-name="T16">48</text:span> <text:span text:style-name="T16">43</text:span> <text:span text:style-name="T16">3D</text:span> <text:span text:style-name="T16">38</text:span> <text:span text:style-name="T16">32</text:span> <text:span text:style-name="T16">2D</text:span> <text:span text:style-name="T16">2C</text:span> <text:span text:style-name="T16">2F</text:span> <text:span text:style-name="T16">33</text:span> <text:span text:style-name="T16">38</text:span> <text:span text:style-name="T16">3E</text:span> <text:span text:style-name="T16">44</text:span> <text:span text:style-name="T16">49</text:span> <text:span text:style-name="T16">4F</text:span> <text:span text:style-name="T16">50</text:span> <text:span text:style-name="T16">4D</text:span> <text:span text:style-name="T16">48</text:span> <text:span text:style-name="T16">43</text:span> <text:span text:style-name="T16">3D</text:span> <text:span text:style-name="T16">38</text:span> <text:span text:style-name="T16">32</text:span> <text:span text:style-name="T33">13</text:span> <text:span text:style-name="T16">2F</text:span> <text:span text:style-name="T15">13 02 83 13 08</text:span> <text:span text:style-name="T33">13</text:span> <text:span text:style-name="T16">2E</text:span> <text:span text:style-name="T33">13</text:span> <text:span text:style-name="T16">2D</text:span> <text:span text:style-name="T33">13</text:span> <text:span text:style-name="T16">2D</text:span> <text:span text:style-name="T33">13</text:span> <text:span text:style-name="T16">2D</text:span> <text:span text:style-name="T33">13</text:span> <text:span text:style-name="T16">2D</text:span> <text:span text:style-name="T15">13 42</text:span></text:p>
      <text:p text:style-name="P7"><text:span text:style-name="T15">9C 13 08</text:span> <text:span text:style-name="T33">13</text:span> <text:span text:style-name="T16">2D</text:span> <text:span text:style-name="T16">3C</text:span> <text:span text:style-name="T26">00 03</text:span> <text:span text:style-name="T18">75 13 02 AF 13 0E</text:span> <text:span text:style-name="T15">13 02 AB 13 08</text:span> <text:span text:style-name="T26">01 03</text:span> <text:span text:style-name="T15">13 02 B0 13 08</text:span> <text:span text:style-name="T26">01 03</text:span> <text:span text:style-name="T16">3C</text:span> <text:span text:style-name="T17">47 0F 13 02 BB 13 0F</text:span> <text:span text:style-name="T15">13 02 BA 13 08</text:span> <text:span text:style-name="T23">01</text:span> 00 00 00 00 00 00 00 00 00 00 00 00 00 00 00 00 00 00 00 00 00 00 <text:s text:c="6"/><text:span text:style-name="T18">19:47</text:span><text:span text:style-name="T27"> <text:s text:c="9"/></text:span><text:span text:style-name="T15">19:43</text:span> <text:s text:c="15"/><text:span text:style-name="T15">19:48</text:span> <text:s text:c="24"/><text:span text:style-name="T17">19:59</text:span> <text:s text:c="9"/><text:span text:style-name="T15">19:58</text:span></text:p>
      <text:p text:style-name="P7"/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39M7S</meta:editing-duration>
    <meta:editing-cycles>34</meta:editing-cycles>
    <meta:generator>OpenOffice/4.1.5$Win32 OpenOffice.org_project/415m1$Build-9789</meta:generator>
    <dc:date>2019-02-02T20:45:28.91</dc:date>
    <dc:creator>Sławomir Malinowski</dc:creator>
    <meta:document-statistic meta:table-count="4" meta:image-count="0" meta:object-count="0" meta:page-count="1" meta:paragraph-count="58" meta:word-count="1087" meta:character-count="5963"/>
    <meta:user-defined meta:name="Info 1"/>
    <meta:user-defined meta:name="Info 2"/>
    <meta:user-defined meta:name="Info 3"/>
    <meta:user-defined meta:name="Info 4"/>
  </office:meta>
</office:document-meta>
</file>